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5000000AC93CE7A73B55AEBF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b2ff" officeooo:paragraph-rsid="0000b2ff"/>
    </style:style>
    <style:style style:name="P2" style:family="paragraph" style:parent-style-name="Text_20_body" style:list-style-name="L1">
      <style:paragraph-properties fo:line-height="100%"/>
      <style:text-properties officeooo:rsid="0000b2ff" officeooo:paragraph-rsid="0000b2ff"/>
    </style:style>
    <style:style style:name="P3" style:family="paragraph" style:parent-style-name="Text_20_body">
      <style:paragraph-properties fo:line-height="100%"/>
      <style:text-properties officeooo:rsid="0000b2ff" officeooo:paragraph-rsid="0000b2ff"/>
    </style:style>
    <style:style style:name="P4" style:family="paragraph" style:parent-style-name="Text_20_body">
      <style:paragraph-properties fo:line-height="100%"/>
      <style:text-properties officeooo:rsid="0002107b" officeooo:paragraph-rsid="0002107b"/>
    </style:style>
    <style:style style:name="P5" style:family="paragraph" style:parent-style-name="Text_20_body">
      <style:paragraph-properties fo:line-height="100%"/>
      <style:text-properties officeooo:rsid="0003a1ab" officeooo:paragraph-rsid="0003a1ab"/>
    </style:style>
    <style:style style:name="P6" style:family="paragraph" style:parent-style-name="Text_20_body" style:list-style-name="L2">
      <style:paragraph-properties fo:line-height="100%"/>
      <style:text-properties officeooo:rsid="0003a1ab" officeooo:paragraph-rsid="0003a1ab"/>
    </style:style>
    <style:style style:name="P7" style:family="paragraph" style:parent-style-name="Text_20_body" style:list-style-name="L3">
      <style:paragraph-properties fo:line-height="100%"/>
      <style:text-properties officeooo:rsid="0003a1ab" officeooo:paragraph-rsid="0003a1ab"/>
    </style:style>
    <style:style style:name="P8" style:family="paragraph" style:parent-style-name="Text_20_body">
      <style:paragraph-properties fo:line-height="100%"/>
      <style:text-properties officeooo:rsid="0004801a" officeooo:paragraph-rsid="0004801a"/>
    </style:style>
    <style:style style:name="P9" style:family="paragraph" style:parent-style-name="Text_20_body" style:list-style-name="L5">
      <style:paragraph-properties fo:line-height="100%"/>
      <style:text-properties officeooo:rsid="0004801a" officeooo:paragraph-rsid="0004801a"/>
    </style:style>
    <style:style style:name="P10" style:family="paragraph" style:parent-style-name="Text_20_body">
      <style:text-properties officeooo:rsid="0004801a" officeooo:paragraph-rsid="0004801a"/>
    </style:style>
    <style:style style:name="P11" style:family="paragraph" style:parent-style-name="Text_20_body" style:list-style-name="L8">
      <style:text-properties officeooo:rsid="0004801a" officeooo:paragraph-rsid="0004801a"/>
    </style:style>
    <style:style style:name="P12" style:family="paragraph" style:parent-style-name="Text_20_body">
      <style:paragraph-properties fo:break-before="page"/>
      <style:text-properties officeooo:rsid="0000b2ff" officeooo:paragraph-rsid="0000b2ff"/>
    </style:style>
    <style:style style:name="P13" style:family="paragraph" style:parent-style-name="Title">
      <style:text-properties officeooo:rsid="0000b2ff" officeooo:paragraph-rsid="0000b2ff"/>
    </style:style>
    <style:style style:name="P14" style:family="paragraph" style:parent-style-name="Header">
      <style:text-properties officeooo:rsid="0000b2ff" officeooo:paragraph-rsid="0000b2ff"/>
    </style:style>
    <style:style style:name="T1" style:family="text">
      <style:text-properties fo:font-style="italic" style:font-style-asian="italic" style:font-style-complex="italic"/>
    </style:style>
    <style:style style:name="T2" style:family="text">
      <style:text-properties fo:font-style="italic" officeooo:rsid="0004801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2107b" style:font-style-asian="normal" style:font-style-complex="normal"/>
    </style:style>
    <style:style style:name="T5" style:family="text">
      <style:text-properties fo:font-style="normal" officeooo:rsid="0003a1ab" style:font-style-asian="normal" style:font-style-complex="normal"/>
    </style:style>
    <style:style style:name="T6" style:family="text">
      <style:text-properties fo:font-style="normal" officeooo:rsid="0004801a" style:font-style-asian="normal" style:font-style-complex="normal"/>
    </style:style>
    <style:style style:name="T7" style:family="text">
      <style:text-properties fo:font-style="normal" officeooo:rsid="0000b2ff" style:font-style-asian="normal" style:font-style-complex="normal"/>
    </style:style>
    <style:style style:name="T8" style:family="text">
      <style:text-properties officeooo:rsid="000480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cumentation des données</text:p>
      <text:p text:style-name="P13">Groupe 2 Identification des nouvelles sources pertinentes</text:p>
      <text:p text:style-name="P1"/>
      <text:p text:style-name="P3">Ce document regroupe le type et l’ensemble des données qui ont été utilisées et créées durant le projet par le groupe 2. </text:p>
      <text:p text:style-name="P3">Les données d’entrée sont deux fichier <text:span text:style-name="T1">Lexique_Innovation.txt</text:span> et <text:span text:style-name="T1">Lexique_Gamme_Gestion.txt. </text:span><text:span text:style-name="T3">Ces deux fichiers sont constitués d’une liste de &lt;string&gt;. </text:span></text:p>
      <text:p text:style-name="P3"><text:span text:style-name="T3">Un fichier nommé </text:span><text:span text:style-name="T1">listCouple.json </text:span><text:span text:style-name="T3"><text:s/>contient un data frame pandas contenant 2 colonnes :</text:span></text:p>
      <text:list xml:id="list5056363379705383176" text:style-name="L1">
        <text:list-item>
          <text:p text:style-name="P2"><text:span text:style-name="T3"><text:s/></text:span><text:span text:style-name="T1">mot1 </text:span><text:span text:style-name="T3">: &lt;string&gt; contient les mots du lexique d’innovation</text:span></text:p>
        </text:list-item>
        <text:list-item>
          <text:p text:style-name="P2"><text:span text:style-name="T3"><text:s/></text:span><text:span text:style-name="T1">mot2 </text:span><text:span text:style-name="T3">: &lt;string&gt; contient les mots du lexique de gamme de gestion.</text:span></text:p>
        </text:list-item>
      </text:list>
      <text:p text:style-name="P3"><text:span text:style-name="T3">Ces trois fichiers sont communs </text:span><text:span text:style-name="T4">au deux parties de nos processus : « Identification des nouvelles sources pertinentes » et « scrapping de ces sources »</text:span></text:p>
      <text:p text:style-name="P3"><text:span text:style-name="T4"/></text:p>
      <text:p text:style-name="P4"><text:span text:style-name="T3">Les </text:span><text:span text:style-name="T5">données</text:span><text:span text:style-name="T3"> suivant</text:span><text:span text:style-name="T5">es</text:span><text:span text:style-name="T3"> ne concernent que </text:span><text:span text:style-name="T5">la partie « indentification des nouvelles sources pertinentes ». </text:span></text:p>
      <text:p text:style-name="P5"><text:span text:style-name="T3">Le résultat des requêtes de l’API (non visible dans le processus global) retourne un data frame avec les colonnes suivantes :</text:span></text:p>
      <text:list xml:id="list2768276171699601623" text:style-name="L2">
        <text:list-item>
          <text:p text:style-name="P6">URL : &lt;string&gt; url de l’article résultant de la requêtes</text:p>
        </text:list-item>
        <text:list-item>
          <text:p text:style-name="P6">Query : &lt;string&gt; équation de recherche utilisée <text:s/></text:p>
        </text:list-item>
        <text:list-item>
          <text:p text:style-name="P6">Title : &lt;string&gt; titre de l’article <text:s/></text:p>
        </text:list-item>
        <text:list-item>
          <text:p text:style-name="P6">Snippet : &lt;string&gt; résumé de l’article proposé par google </text:p>
        </text:list-item>
        <text:list-item>
          <text:p text:style-name="P6">Rank : &lt;string&gt; position de l’article </text:p>
        </text:list-item>
      </text:list>
      <text:p text:style-name="P5">Le deuxième data frame résulte du calcul de la pertinence des sources :</text:p>
      <text:list xml:id="list1248847629560556540" text:style-name="L3">
        <text:list-item>
          <text:p text:style-name="P7">src_name : &lt;string&gt; nom du site web</text:p>
        </text:list-item>
        <text:list-item>
          <text:p text:style-name="P7">popularity : &lt;float&gt; score de popularité [0 ; 1]</text:p>
        </text:list-item>
        <text:list-item>
          <text:p text:style-name="P7">relevance_query : &lt;float&gt; score d’apparition de la requête dans le titre et le résumé [0 ; 1]</text:p>
        </text:list-item>
        <text:list-item>
          <text:p text:style-name="P7">score_rank : &lt;float&gt; score de la position de l’article dans la réponse [0 ; 1]</text:p>
        </text:list-item>
        <text:list-item>
          <text:p text:style-name="P7"><text:soft-page-break/>score_mean : &lt;float&gt; score agréger des autres colonnes ci-nommées [0;1]</text:p>
        </text:list-item>
      </text:list>
      <text:p text:style-name="P5">Le dernier et troisième objet <text:span text:style-name="T8">est la liste des sources jugés pertinentes. C’est une &lt;</text:span><text:span text:style-name="T2">list&gt; </text:span><text:span text:style-name="T6">de &lt;</text:span><text:span text:style-name="T2">string&gt;</text:span><text:span text:style-name="T7">. </text:span></text:p>
      <text:p text:style-name="P5"><text:span text:style-name="T7"/></text:p>
      <text:p text:style-name="P8"><text:span text:style-name="T7">L</text:span><text:span text:style-name="T3">a partie suivante concerne les données utilisées dans le processus de scrapping des sources déjà jugées comme pertinentes. </text:span></text:p>
      <text:p text:style-name="P8"><text:span text:style-name="T3">Le fichiers d’entrée est une base de connaissance des sites pertinents qui ont été référencés. C’est un data frame contenant les colonnes suivantes : </text:span></text:p>
      <text:list xml:id="list3094380703074227510" text:style-name="L5">
        <text:list-item>
          <text:p text:style-name="P9">site_name : &lt;string&gt; The site name</text:p>
        </text:list-item>
        <text:list-item>
          <text:p text:style-name="P9">url_source:&lt;string&gt; URL of the source site</text:p>
        </text:list-item>
        <text:list-item>
          <text:p text:style-name="P9">url_search:&lt;string&gt; The part of URL before keywords (ex: search?q=).</text:p>
        </text:list-item>
        <text:list-item>
          <text:p text:style-name="P9">tag_art : &lt;string&gt; name of the closest identifiable tag to get article url (ex : div)</text:p>
        </text:list-item>
        <text:list-item>
          <text:p text:style-name="P9">attr_key : &lt;string&gt; attribute key of the closest identifiable tag (ex : class)</text:p>
        </text:list-item>
        <text:list-item>
          <text:p text:style-name="P9">attr_value: &lt;string&gt; attribute value of the closest identifiable tag</text:p>
        </text:list-item>
        <text:list-item>
          <text:p text:style-name="P9">separator : &lt;string&gt; The separator between keywords (ex : +)</text:p>
        </text:list-item>
        <text:list-item>
          <text:p text:style-name="P9">url_attr : &lt;string&gt; PHP attributes that may be after the keywords</text:p>
        </text:list-item>
      </text:list>
      <text:p text:style-name="P10"/>
      <text:p text:style-name="P10">Les données de sorties sont les données les plus importantes du groupe vu que ce sont celles des sorties et les données qui seront introduites dans la base de données. Il est important de les sauvegarder au format json avec en python et pandas l’attribut orient=’records’ comme : pd.to_json(‘path.json’, orient=’records’)</text:p>
      <text:p text:style-name="P10">Les données sont un data frame contenant : </text:p>
      <text:list xml:id="list1130399967962928316" text:style-name="L8">
        <text:list-item>
          <text:p text:style-name="P11">art_id : &lt;string&gt; identifiant de l’article, de la forme (g1_idsource_idarticle) ou (g2_idsource_idarticle), avec un idarticle qui s’incrémente</text:p>
        </text:list-item>
        <text:list-item>
          <text:p text:style-name="P11">art_auth : &lt;list(string)&gt; liste des auteurs de l’articles [auth1] ou [auth1, auth2, ...]</text:p>
        </text:list-item>
        <text:list-item>
          <text:p text:style-name="P11">art_content : &lt;string&gt; contenu textuel brut de l’article. </text:p>
        </text:list-item>
        <text:list-item>
          <text:p text:style-name="P11">art_content_html : &lt;string&gt; contenu de l’article, avec les balises html.</text:p>
        </text:list-item>
        <text:list-item>
          <text:p text:style-name="P11">art_extract_datetime : &lt;datetime.date(YYYY-MM-JJ)&gt; date de publication de l’article. Si inconnu, renseignez la date d’extraction de l’article. </text:p>
        </text:list-item>
        <text:list-item>
          <text:p text:style-name="P11">art_img : &lt;string&gt; lien url qui mène vers l’image de présentation de l’article</text:p>
        </text:list-item>
        <text:list-item>
          <text:p text:style-name="P11"><text:soft-page-break/>art_lang : &lt;string&gt; langue de publication de l’article</text:p>
        </text:list-item>
        <text:list-item>
          <text:p text:style-name="P11">art_title : &lt;string&gt; titre de l’article</text:p>
        </text:list-item>
        <text:list-item>
          <text:p text:style-name="P11">art_url : &lt;string&gt; url de l’article</text:p>
        </text:list-item>
        <text:list-item>
          <text:p text:style-name="P11">src_name : &lt;string&gt; nom de la source dont provient l’article</text:p>
        </text:list-item>
        <text:list-item>
          <text:p text:style-name="P11">src_type : &lt;string&gt; type de l’article (dans notre cas uniquement ‘xpath_source’)</text:p>
        </text:list-item>
        <text:list-item>
          <text:p text:style-name="P11">src_url : &lt;string&gt; url de la source (page d’accueil) dont provient l’article</text:p>
        </text:list-item>
      </text:list>
      <text:p text:style-name="P1"><text:span text:style-name="T3"/></text:p>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 svg:font-family="'Proxima Nov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b2ff" officeooo:paragraph-rsid="0000b2ff"/>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Projet inter-promo 2021 <text:tab/>Helios <text:tab/>Formation SID </text:p>
      </style:header>
      <style:footer>
        <text:p text:style-name="Footer"><draw:frame draw:style-name="Mfr1" draw:name="Image1" text:anchor-type="paragraph" svg:width="10.476cm" svg:height="1.866cm" draw:z-index="3"><draw:image xlink:href="Pictures/10000000000003C5000000AC93CE7A73B55AEBFC.png" xlink:type="simple" xlink:show="embed" xlink:actuate="onLoad"/></draw:frame><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6T23:00:38.320139558</meta:creation-date>
    <dc:date>2021-01-16T23:41:02.379839834</dc:date>
    <meta:editing-duration>PT18M23S</meta:editing-duration>
    <meta:editing-cycles>2</meta:editing-cycles>
    <meta:generator>LibreOffice/5.1.6.2$Linux_X86_64 LibreOffice_project/10m0$Build-2</meta:generator>
    <meta:document-statistic meta:table-count="0" meta:image-count="1" meta:object-count="0" meta:page-count="4" meta:paragraph-count="49" meta:word-count="621" meta:character-count="3829" meta:non-whitespace-character-count="3264"/>
  </office:meta>
</office:document-meta>
</file>